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ahoma" svg:font-family="Tahom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200%" fo:text-align="justify" style:justify-single-word="false"/>
    </style:style>
    <style:style style:name="P2" style:family="paragraph" style:parent-style-name="Text_20_body">
      <style:paragraph-properties style:line-height-at-least="0.847cm" fo:text-align="justify" style:justify-single-word="false"/>
    </style:style>
    <style:style style:name="P3" style:family="paragraph" style:parent-style-name="Text_20_body">
      <style:paragraph-properties fo:line-height="200%" fo:text-align="justify" style:justify-single-word="false"/>
      <style:text-properties style:font-name="Tahoma" fo:font-size="8pt" fo:language="es" fo:country="ES" fo:font-weight="bold"/>
    </style:style>
    <style:style style:name="P4" style:family="paragraph" style:parent-style-name="Text_20_body">
      <style:paragraph-properties style:line-height-at-least="0.847cm"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Tahoma" fo:font-size="8pt"/>
    </style:style>
    <style:style style:name="T1" style:family="text">
      <style:text-properties style:font-name="Tahoma" fo:font-size="8pt" fo:language="es" fo:country="ES"/>
    </style:style>
    <style:style style:name="T2" style:family="text">
      <style:text-properties style:font-name="Tahoma" fo:font-size="8pt" fo:language="es" fo:country="ES" fo:font-weight="bold"/>
    </style:style>
    <style:style style:name="T3" style:family="text">
      <style:text-properties style:font-name="Tahoma" fo:font-size="8pt" fo:language="es" fo:country="ES" fo:font-weight="bold" style:font-weight-asian="bold" style:font-weight-complex="bold"/>
    </style:style>
    <style:style style:name="T4" style:family="text">
      <style:text-properties style:font-name="Tahoma" fo:font-size="8pt" fo:language="es" fo:country="MX"/>
    </style:style>
    <style:style style:name="T5" style:family="text">
      <style:text-properties fo:language="es" fo:country="MX"/>
    </style:style>
    <style:style style:name="T6" style:family="text">
      <style:text-properties fo:language="es" fo:country="MX" fo:font-weight="bold"/>
    </style:style>
    <style:style style:name="T7" style:family="text">
      <style:text-properties style:font-name="Tahoma1" fo:font-size="8pt" fo:language="es" fo:country="ES" fo:font-weight="bold" style:font-size-asian="8pt" style:font-weight-asian="bold" style:font-size-complex="8pt"/>
    </style:style>
    <style:style style:name="T8" style:family="text">
      <style:text-properties style:font-name="Tahoma1" fo:font-size="8pt" fo:language="es" fo:country="ES" fo:font-weight="bold" style:font-size-asian="8pt" style:font-weight-asian="bold" style:font-size-complex="8pt" style:font-weight-complex="bold"/>
    </style:style>
    <style:style style:name="T9" style:family="text">
      <style:text-properties style:font-name="Tahoma1" fo:font-size="8pt" fo:language="es" fo:country="ES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1"><text:span text:style-name="T2">ACTA DE DECLARACIÓN DE DISOLUCION DE VINCULO MATRIMONIAL </text:span><text:span text:style-name="T2">EN EL PROCEDIMIENTO SOLICITADO POR [onshow.esposo] Y [onshow.esposa] </text:span></text:p>
      <text:p text:style-name="P2"><text:span text:style-name="T1">EN LA CIUDAD DE LIMA, PERU, [onshow.fec_letras], </text:span><text:span text:style-name="Fuente_20_de_20_párrafo_20_predeter."><text:span text:style-name="T8">[onshow.nom_notario]</text:span></text:span><text:span text:style-name="Fuente_20_de_20_párrafo_20_predeter."><text:span text:style-name="T7">, ABOGADO-NOTARIO DE LIMA, </text:span></text:span><text:span text:style-name="T1">CON OFICIO NOTARIAL EN </text:span><text:span text:style-name="Fuente_20_de_20_párrafo_20_predeter."><text:span text:style-name="T7">[onshow.direc_notario]</text:span></text:span><text:span text:style-name="T1">,DISTRITO DE [onshow.distrito_notario] DANDO CUMPLIMIENTO A LO PREVISTO POR LA LEY 29227 Y EL D.S. 009-2008-JUS Y EL ARTICULO SEGUNDO, IN FINE, DEL DECRETO LEGISLATIVO DEL NOTARIADO NUMERO 1049; EN MERITO DE LA MINUTA PRESENTADA [onshow.fec_letras] POR</text:span> <text:span text:style-name="T1">DON [onshow.esposo]; </text:span><text:span text:style-name="T1">POR EL CUAL SOLICITA SE DECLARE LA DISOLUCION DEL VINCULO MATRIMONIAL CON SU CONYUGE [onshow.esposa], AL HABER TRANSCURRIDO EL PLAZO DE DOS MESES DE EFECTUADA LA AUDIENCIA UNICA QUE DECLARO LA SEPARACION CONVENCIONAL CORRESPONDIENTE. </text:span></text:p>
      <text:p text:style-name="P2"><text:span text:style-name="T2">CONSIDERANDO</text:span><text:span text:style-name="T1">: ====================================================================</text:span></text:p>
      <text:p text:style-name="P2"><text:span text:style-name="T6">1)</text:span> <text:span text:style-name="T1">QUE, CON FECHA &lt;INGRESE FECHA&gt;, LOS CÓNYUGES [onshow.esposo] Y [onshow.esposa], AL AMPARO DE LO PREVISTO EN LA LEY 29227 Y SU REGLAMENTO EL D.S. SUPREMO Nº 009-2008-JUS, PRESENTARON SU SOLICITUD DE SEPARACIÓN CONVENCIONAL Y DIVORCIO ULTERIOR, RESPECTO DEL MATRIMONIO CELEBRADO EL &lt;INGRESE FECHA&gt; POR ANTE EL [MUNICIPALIDAD/RENIEC].</text:span><text:span text:style-name="T5"> =================================================</text:span></text:p>
      <text:p text:style-name="P2"><text:span text:style-name="T2">2)</text:span> <text:span text:style-name="T1">QUE, MEDIANTE ACTA DE AUDIENCIA DE SEPARACION CONVENCIONAL, DE FECHA </text:span><text:span text:style-name="T4">&lt;INGRESE FECHA&gt;</text:span><text:span text:style-name="T1">, EXTENDIDA POR MI LA NOTARIA, SE DECLARO LEGALMENTE LA SEPARACION CONVENCIONAL DE LOS ESPOSOS [onshow.esposo] Y [onshow.esposa], CONFORME LO PREVISTO EN EL ARTICULO 6º DE LA LEY 29227 Y ARTICULO 12 DEL REGLAMENTO APROBADO POR EL D.S. 009-2008-JUS. ==============================</text:span></text:p>
      <text:p text:style-name="P2"><text:span text:style-name="T2">3)</text:span> <text:span text:style-name="T1">QUE, HABIENDO TRANSCURRIDO MAS DE DOS MESES DE EFECTUADA EL ACTA DE AUDIENCIA UNICA, QUE DECLARA LA SEPARACION CONVENCIONAL DE LOS CONYUGES [onshow.esposo] Y [onshow.esposa], ES PROCEDENTE DECLARAR LA DISOLUCION DEL VINCULO MATRIMONIAL DE LOS REFERIDOS CONYUGES. =============</text:span></text:p>
      <text:p text:style-name="P2"><text:span text:style-name="T2">POR TANTO:</text:span> <text:span text:style-name="T1">EN APLICACION DEL ARTICULO SETIMO DE LA LEY 29227 QUE REGULA EL PROCEDIMIENTO NO  CONTENCIOSO DE LA SEPARACION CONVENCIONAL Y DIVORCIO ULTERIOR Y EL ARTICULO DECIMO TERCERO DE SU REGLAMENTO APROBADO POR EL D.S. 009-2008-JUS, PROCEDO A EXTENDER LA PRESENTE ACTA </text:span><text:span text:style-name="T2">DECLARANDO DISUELTO EL VINCULO MATRIMONIAL</text:span><text:span text:style-name="T1"> CONTRAIDO POR </text:span><text:span text:style-name="T3">[onshow.esposo] </text:span><text:span text:style-name="T1">Y </text:span><text:span text:style-name="T2">[onshow.esposa]</text:span><text:span text:style-name="T1">, CURSANDOSE LOS PARTES RESPECTIVOS AL REGISTRO PERSONAL DE </text:span><text:span text:style-name="T1">LIMA Y A LA MUNICIPALIDAD RESPECTIVA</text:span><text:span text:style-name="T1">, DE LO QUE DOY FE. ========</text:span></text:p>
      <text:p text:style-name="P2"><text:span text:style-name="T1">DEJO CONSTANCIA QUE EL PRESENTE INSTRUMENTO SE INICIA EN LA FOJA DE PAPEL NOTARIAL SERIE Nº 00 Y CONCLUYE EN LA </text:span><text:soft-page-break/><text:span text:style-name="T1">FOJA DE PAPEL NOTARIAL SERIE Nº 00 VUELTA DE MI REGISTRO DE ASUNTOS NO CONTENCIOSOS CORRESPONDIENTE AL AÑO 2014.</text:span> <text:span text:style-name="T1">==========================================================</text:span></text:p>
      <text:p text:style-name="Standard"/>
      <text:p text:style-name="Standard"/>
      <text:p text:style-name="Standard"><text:tab/><text:span text:style-name="T9">_________________________________</text:span></text:p>
      <text:p text:style-name="Standard"><text:span text:style-name="Fuente_20_de_20_párrafo_20_predeter."><text:span text:style-name="T8"><text:s text:c="24"/>[onshow.nom_notario]<text:line-break/> <text:s text:c="28"/></text:span></text:span><text:span text:style-name="Fuente_20_de_20_párrafo_20_predeter."><text:span text:style-name="T9">NOTARIO DE LIMA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ahoma" svg:font-family="Tahom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 aa</meta:initial-creator>
    <meta:creation-date>2014-04-04T16:13:03.38</meta:creation-date>
    <dc:date>2014-04-04T16:42:37.56</dc:date>
    <dc:creator>aa aa</dc:creator>
    <meta:editing-duration>PT22M29S</meta:editing-duration>
    <meta:editing-cycles>5</meta:editing-cycles>
    <meta:generator>OpenOffice.org/3.3$Win32 OpenOffice.org_project/330m20$Build-9567</meta:generator>
    <meta:document-statistic meta:table-count="0" meta:image-count="0" meta:object-count="0" meta:page-count="2" meta:paragraph-count="10" meta:word-count="365" meta:character-count="2778"/>
  </office:meta>
</office:document-meta>
</file>